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1.45cm" fo:min-width="7cm"/>
    </style:style>
    <style:style style:name="gr2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7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textarea-horizontal-align="center" draw:textarea-vertical-align="middle" draw:auto-grow-height="false" fo:min-height="1.25cm" fo:min-width="0.775cm" draw:shadow="hidden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draw:text-style-name="P2" draw:layer="layout" svg:width="7.5cm" svg:height="1.7cm" svg:x="8cm" svg:y="2.9cm">
            <text:p text:style-name="P1">Run.py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1.4cm" svg:x="11.3cm" svg:y="5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1" draw:layer="layout" svg:width="7.5cm" svg:height="1.7cm" svg:x="7.9cm" svg:y="10.9cm">
            <text:p text:style-name="P1">HTML prostředí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cm" svg:height="1.4cm" svg:x="11.3cm" svg:y="13.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0.6cm" svg:height="1.4cm" draw:transform="rotate (1.5707963267949) translate (5.6cm 12.1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" draw:text-style-name="P3" draw:layer="layout" svg:width="7.9cm" svg:height="1.2cm" svg:x="8cm" svg:y="7.2cm">
            <draw:text-box>
              <text:p>Vytvoří webovou aplikaci</text:p>
            </draw:text-box>
          </draw:frame>
          <draw:custom-shape draw:style-name="gr2" draw:text-style-name="P1" draw:layer="layout" svg:width="0.6cm" svg:height="1.4cm" svg:x="11.3cm" svg:y="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2" draw:layer="layout" svg:width="7.5cm" svg:height="1.7cm" svg:x="7.8cm" svg:y="15.3cm">
            <text:p text:style-name="P1">Views.py</text:p>
            <draw:enhanced-geometry svg:viewBox="0 0 21600 21600" draw:type="rectangle" draw:enhanced-path="M 0 0 L 21600 0 21600 21600 0 21600 0 0 Z N"/>
          </draw:custom-shape>
          <draw:polygon draw:style-name="gr5" draw:text-style-name="P1" draw:layer="layout" svg:width="1.399cm" svg:height="5cm" svg:x="16.5cm" svg:y="11.399cm" svg:viewBox="0 0 1400 5001" draw:points="616,1067 124,540 616,0 616,306 1400,306 1400,1501 1400,4601 1400,5001 1000,5001 0,5001 0,4601 1000,4601 1000,1501 1000,772 616,772">
            <text:p/>
          </draw:polygon>
        </draw:g>
        <draw:frame draw:style-name="gr6" draw:text-style-name="P5" draw:layer="layout" svg:width="4.4cm" svg:height="1.6cm" svg:x="2.4cm" svg:y="11.3cm">
          <draw:text-box>
            <text:p text:style-name="P4"><text:span text:style-name="T1">Uživat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9:11:24.862453295</meta:creation-date>
    <dc:date>2017-01-20T21:46:40.062239259</dc:date>
    <meta:editing-duration>PT53M22S</meta:editing-duration>
    <meta:editing-cycles>6</meta:editing-cycles>
    <meta:generator>LibreOffice/5.1.4.2$Linux_X86_64 LibreOffice_project/10m0$Build-2</meta:generator>
    <meta:document-statistic meta:object-count="11"/>
  </office:meta>
</office:document-meta>
</file>